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3526_3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.2" calcext:value-type="float">
            <text:p>108.2</text:p>
          </table:table-cell>
          <table:table-cell office:value-type="float" office:value="143.15" calcext:value-type="float">
            <text:p>143.15</text:p>
          </table:table-cell>
          <table:table-cell office:value-type="string" calcext:value-type="string">
            <text:p>238 kWh</text:p>
          </table:table-cell>
          <table:table-cell office:value-type="float" office:value="1806.46" calcext:value-type="float">
            <text:p>1806.46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311.76" calcext:value-type="float">
            <text:p>311.76</text:p>
          </table:table-cell>
          <table:table-cell office:value-type="float" office:value="20.58" calcext:value-type="float">
            <text:p>20.58</text:p>
          </table:table-cell>
          <table:table-cell office:value-type="string" calcext:value-type="string">
            <text:p>T-1</text:p>
          </table:table-cell>
          <table:table-cell office:value-type="float" office:value="2390.15" calcext:value-type="float">
            <text:p>2390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.8" calcext:value-type="float">
            <text:p>107.8</text:p>
          </table:table-cell>
          <table:table-cell office:value-type="float" office:value="142.62" calcext:value-type="float">
            <text:p>142.62</text:p>
          </table:table-cell>
          <table:table-cell office:value-type="string" calcext:value-type="string">
            <text:p>256 kWh</text:p>
          </table:table-cell>
          <table:table-cell office:value-type="float" office:value="1935.93" calcext:value-type="float">
            <text:p>1935.93</text:p>
          </table:table-cell>
          <table:table-cell office:value-type="string" calcext:value-type="string">
            <text:p>16-12-2017</text:p>
          </table:table-cell>
          <table:table-cell office:value-type="string" calcext:value-type="string">
            <text:p>15-01-2018</text:p>
          </table:table-cell>
          <table:table-cell office:value-type="float" office:value="331.23" calcext:value-type="float">
            <text:p>331.23</text:p>
          </table:table-cell>
          <table:table-cell office:value-type="float" office:value="21.86" calcext:value-type="float">
            <text:p>21.86</text:p>
          </table:table-cell>
          <table:table-cell office:value-type="string" calcext:value-type="string">
            <text:p>T-1</text:p>
          </table:table-cell>
          <table:table-cell office:value-type="float" office:value="2539.44" calcext:value-type="float">
            <text:p>2539.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.35" calcext:value-type="float">
            <text:p>107.35</text:p>
          </table:table-cell>
          <table:table-cell office:value-type="float" office:value="142.03" calcext:value-type="float">
            <text:p>142.03</text:p>
          </table:table-cell>
          <table:table-cell office:value-type="string" calcext:value-type="string">
            <text:p>250 kWh</text:p>
          </table:table-cell>
          <table:table-cell office:value-type="float" office:value="1882.77" calcext:value-type="float">
            <text:p>1882.77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6-12-2017</text:p>
          </table:table-cell>
          <table:table-cell office:value-type="float" office:value="323.02" calcext:value-type="float">
            <text:p>323.02</text:p>
          </table:table-cell>
          <table:table-cell office:value-type="float" office:value="21.32" calcext:value-type="float">
            <text:p>21.32</text:p>
          </table:table-cell>
          <table:table-cell office:value-type="string" calcext:value-type="string">
            <text:p>T-1</text:p>
          </table:table-cell>
          <table:table-cell office:value-type="float" office:value="2476.49" calcext:value-type="float">
            <text:p>2476.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91" calcext:value-type="float">
            <text:p>106.91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299 kWh</text:p>
          </table:table-cell>
          <table:table-cell office:value-type="float" office:value="2242.19" calcext:value-type="float">
            <text:p>2242.19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377.32" calcext:value-type="float">
            <text:p>377.32</text:p>
          </table:table-cell>
          <table:table-cell office:value-type="float" office:value="24.91" calcext:value-type="float">
            <text:p>24.91</text:p>
          </table:table-cell>
          <table:table-cell office:value-type="string" calcext:value-type="string">
            <text:p>T-1</text:p>
          </table:table-cell>
          <table:table-cell office:value-type="float" office:value="2892.77" calcext:value-type="float">
            <text:p>2892.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 office:value-type="float" office:value="140.87" calcext:value-type="float">
            <text:p>140.87</text:p>
          </table:table-cell>
          <table:table-cell office:value-type="string" calcext:value-type="string">
            <text:p>280 kWh</text:p>
          </table:table-cell>
          <table:table-cell office:value-type="float" office:value="2091.16" calcext:value-type="float">
            <text:p>2091.16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354.29" calcext:value-type="float">
            <text:p>354.29</text:p>
          </table:table-cell>
          <table:table-cell office:value-type="float" office:value="23.39" calcext:value-type="float">
            <text:p>23.39</text:p>
          </table:table-cell>
          <table:table-cell office:value-type="string" calcext:value-type="string">
            <text:p>T-1</text:p>
          </table:table-cell>
          <table:table-cell office:value-type="float" office:value="2716.19" calcext:value-type="float">
            <text:p>2716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4" calcext:value-type="float">
            <text:p>106.04</text:p>
          </table:table-cell>
          <table:table-cell office:value-type="float" office:value="140.29" calcext:value-type="float">
            <text:p>140.29</text:p>
          </table:table-cell>
          <table:table-cell office:value-type="string" calcext:value-type="string">
            <text:p>301 kWh</text:p>
          </table:table-cell>
          <table:table-cell office:value-type="float" office:value="2238.85" calcext:value-type="float">
            <text:p>2238.85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376.5" calcext:value-type="float">
            <text:p>376.5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T-1</text:p>
          </table:table-cell>
          <table:table-cell office:value-type="float" office:value="2886.53" calcext:value-type="float">
            <text:p>2886.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2" calcext:value-type="float">
            <text:p>105.62</text:p>
          </table:table-cell>
          <table:table-cell office:value-type="float" office:value="139.73" calcext:value-type="float">
            <text:p>139.73</text:p>
          </table:table-cell>
          <table:table-cell office:value-type="string" calcext:value-type="string">
            <text:p>320 kWh</text:p>
          </table:table-cell>
          <table:table-cell office:value-type="float" office:value="2370.66" calcext:value-type="float">
            <text:p>2370.66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396.33" calcext:value-type="float">
            <text:p>396.33</text:p>
          </table:table-cell>
          <table:table-cell office:value-type="float" office:value="26.16" calcext:value-type="float">
            <text:p>26.16</text:p>
          </table:table-cell>
          <table:table-cell office:value-type="string" calcext:value-type="string">
            <text:p>T-1</text:p>
          </table:table-cell>
          <table:table-cell office:value-type="float" office:value="3038.5" calcext:value-type="float">
            <text:p>3038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18" calcext:value-type="float">
            <text:p>105.18</text:p>
          </table:table-cell>
          <table:table-cell office:value-type="float" office:value="139.15" calcext:value-type="float">
            <text:p>139.15</text:p>
          </table:table-cell>
          <table:table-cell office:value-type="string" calcext:value-type="string">
            <text:p>293 kWh</text:p>
          </table:table-cell>
          <table:table-cell office:value-type="float" office:value="2161.57" calcext:value-type="float">
            <text:p>2161.57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364.49" calcext:value-type="float">
            <text:p>364.49</text:p>
          </table:table-cell>
          <table:table-cell office:value-type="float" office:value="24.06" calcext:value-type="float">
            <text:p>24.06</text:p>
          </table:table-cell>
          <table:table-cell office:value-type="string" calcext:value-type="string">
            <text:p>T-1</text:p>
          </table:table-cell>
          <table:table-cell office:value-type="float" office:value="2794.45" calcext:value-type="float">
            <text:p>2794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 office:value-type="float" office:value="138.58" calcext:value-type="float">
            <text:p>138.58</text:p>
          </table:table-cell>
          <table:table-cell office:value-type="string" calcext:value-type="string">
            <text:p>298 kWh</text:p>
          </table:table-cell>
          <table:table-cell office:value-type="float" office:value="2162.67" calcext:value-type="float">
            <text:p>2162.67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364.51" calcext:value-type="float">
            <text:p>364.51</text:p>
          </table:table-cell>
          <table:table-cell office:value-type="float" office:value="24.06" calcext:value-type="float">
            <text:p>24.06</text:p>
          </table:table-cell>
          <table:table-cell office:value-type="string" calcext:value-type="string">
            <text:p>T-1</text:p>
          </table:table-cell>
          <table:table-cell office:value-type="float" office:value="2794.56" calcext:value-type="float">
            <text:p>2794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.06" calcext:value-type="float">
            <text:p>102.06</text:p>
          </table:table-cell>
          <table:table-cell office:value-type="float" office:value="142.14" calcext:value-type="float">
            <text:p>142.14</text:p>
          </table:table-cell>
          <table:table-cell office:value-type="string" calcext:value-type="string">
            <text:p>262 kWh</text:p>
          </table:table-cell>
          <table:table-cell office:value-type="float" office:value="1875.9" calcext:value-type="float">
            <text:p>1875.9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321.2" calcext:value-type="float">
            <text:p>321.2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T-1</text:p>
          </table:table-cell>
          <table:table-cell office:value-type="float" office:value="2462.5" calcext:value-type="float">
            <text:p>2462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64" calcext:value-type="float">
            <text:p>101.64</text:p>
          </table:table-cell>
          <table:table-cell office:value-type="float" office:value="141.55" calcext:value-type="float">
            <text:p>141.55</text:p>
          </table:table-cell>
          <table:table-cell office:value-type="string" calcext:value-type="string">
            <text:p>310 kWh</text:p>
          </table:table-cell>
          <table:table-cell office:value-type="float" office:value="2210.43" calcext:value-type="float">
            <text:p>2210.43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371.72" calcext:value-type="float">
            <text:p>371.72</text:p>
          </table:table-cell>
          <table:table-cell office:value-type="float" office:value="24.54" calcext:value-type="float">
            <text:p>24.54</text:p>
          </table:table-cell>
          <table:table-cell office:value-type="string" calcext:value-type="string">
            <text:p>T-1</text:p>
          </table:table-cell>
          <table:table-cell office:value-type="float" office:value="2849.88" calcext:value-type="float">
            <text:p>2849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.24" calcext:value-type="float">
            <text:p>101.24</text:p>
          </table:table-cell>
          <table:table-cell office:value-type="float" office:value="140.98" calcext:value-type="float">
            <text:p>140.98</text:p>
          </table:table-cell>
          <table:table-cell office:value-type="string" calcext:value-type="string">
            <text:p>359 kWh</text:p>
          </table:table-cell>
          <table:table-cell office:value-type="float" office:value="2549.39" calcext:value-type="float">
            <text:p>2549.39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422.93" calcext:value-type="float">
            <text:p>422.93</text:p>
          </table:table-cell>
          <table:table-cell office:value-type="float" office:value="27.92" calcext:value-type="float">
            <text:p>27.92</text:p>
          </table:table-cell>
          <table:table-cell office:value-type="string" calcext:value-type="string">
            <text:p>T-1</text:p>
          </table:table-cell>
          <table:table-cell office:value-type="float" office:value="3242.46" calcext:value-type="float">
            <text:p>3242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6:17:10.526000000</meta:creation-date>
    <dc:date>2018-03-26T16:20:16.661000000</dc:date>
    <meta:editing-duration>PT3M6S</meta:editing-duration>
    <meta:editing-cycles>1</meta:editing-cycles>
    <meta:document-statistic meta:table-count="1" meta:cell-count="142" meta:object-count="0"/>
    <meta:generator>LibreOffice/5.3.4.2$Windows_x86 LibreOffice_project/f82d347ccc0be322489bf7da61d7e4ad13fe2ff3</meta:generator>
  </office:meta>
</office:document-meta>
</file>